
<file path=META-INF/manifest.xml><?xml version="1.0" encoding="utf-8"?>
<manifest:manifest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xlink="http://www.w3.org/1999/xlink"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xlink="http://www.w3.org/1999/xlink" xmlns:table="urn:oasis:names:tc:opendocument:xmlns:table:1.0" xmlns:manifest="urn:oasis:names:tc:opendocument:xmlns:manifest:1.0" office:version="1.2">
  <office:font-face-decls>
    <style:font-face style:name="Arial" svg:font-family="Arial"/>
  </office:font-face-decls>
  <office:automatic-styles>
    <style:style style:name="col-wide" style:family="table-column" style:parent-style-name="Default" style:display-name="col-wide">
      <style:table-column-properties style:column-width="150pt" fo:break-before="auto"/>
    </style:style>
    <style:style style:name="col-extra-wide" style:family="table-column" style:parent-style-name="Default" style:display-name="col-extra-wide">
      <style:table-column-properties style:column-width="300pt" fo:break-before="auto"/>
    </style:style>
    <style:style style:name="row-default" style:family="table-row" style:parent-style-name="Default" style:display-name="row-default">
      <style:table-row-properties fo:break-before="auto" style:use-optimal-row-height="false"/>
    </style:style>
    <style:style style:name="row-tall-optimal" style:family="table-row" style:parent-style-name="Default" style:display-name="row-tall-optimal">
      <style:table-row-properties fo:break-before="auto" style:row-height="30pt" style:use-optimal-row-height="true"/>
    </style:style>
    <style:style style:name="cell-default" style:family="table-cell" style:parent-style-name="Default" style:display-name="cell-default">
      <style:table-cell-properties fo:wrap-option="wrap" style:vertical-align="top"/>
      <style:text-properties fo:font-family="Arial" style:font-name-asian="Arial" style:font-name-complex="Arial" fo:font-size="11pt"/>
    </style:style>
    <style:style style:name="cell-header" style:family="table-cell" style:parent-style-name="Default" style:display-name="cell-header">
      <style:table-cell-properties fo:wrap-option="wrap" style:vertical-align="top"/>
      <style:text-properties fo:font-family="Arial" style:font-name-asian="Arial" style:font-name-complex="Arial" fo:font-size="11pt" fo:font-weight="bold"/>
    </style:style>
  </office:automatic-styles>
  <office:body>
    <office:spreadsheet>
      <table:table table:name="Search results">
        <table:table-column table:style-name="col-wide"/>
        <table:table-column table:style-name="col-wide"/>
        <table:table-column table:style-name="col-extra-wide"/>
        <table:table-column table:style-name="col-wide"/>
        <table:table-column table:style-name="col-wide"/>
        <table:table-column table:style-name="col-wide"/>
        <table:table-column table:style-name="col-wide"/>
        <table:table-column table:style-name="col-extra-wide"/>
        <table:table-row table:style-name="row-default">
          <table:table-cell table:style-name="cell-header" office:value-type="string">
            <text:p>Framework</text:p>
          </table:table-cell>
          <table:table-cell table:style-name="cell-header" office:value-type="string">
            <text:p>Search ended</text:p>
          </table:table-cell>
          <table:table-cell table:style-name="cell-header" office:value-type="string">
            <text:p>Search summary</text:p>
          </table:table-cell>
        </table:table-row>
        <table:table-row table:style-name="row-tall-optimal">
          <table:table-cell table:style-name="cell-default" office:value-type="string">
            <text:p>G-Cloud 9</text:p>
          </table:table-cell>
          <table:table-cell table:style-name="cell-default" office:value-type="string">
            <text:p>Friday 1 June 2018 at 2:24pm BST</text:p>
          </table:table-cell>
          <table:table-cell table:style-name="cell-default" office:value-type="string">
            <text:p>6 results found in Cloud software in the category Blogging, deployable to a public cloud, where the supplier is not a reseller, where user support is available through web chat, where users can access the service through an API, where usage metrics are provided through API access, with staff security clearance that conforms to BS7858:2012 and with a free trial</text:p>
          </table:table-cell>
        </table:table-row>
        <table:table-row/>
        <table:table-row table:style-name="row-default">
          <table:table-cell table:style-name="cell-header" office:value-type="string">
            <text:p>Supplier name</text:p>
          </table:table-cell>
          <table:table-cell table:style-name="cell-header" office:value-type="string">
            <text:p>Service name</text:p>
          </table:table-cell>
          <table:table-cell table:style-name="cell-header" office:value-type="string">
            <text:p>Service description</text:p>
          </table:table-cell>
          <table:table-cell table:style-name="cell-header" office:value-type="string">
            <text:p>Price</text:p>
          </table:table-cell>
          <table:table-cell table:style-name="cell-header" office:value-type="string">
            <text:p>Service page URL</text:p>
          </table:table-cell>
          <table:table-cell table:style-name="cell-header" office:value-type="string">
            <text:p>Contact name</text:p>
          </table:table-cell>
          <table:table-cell table:style-name="cell-header" office:value-type="string">
            <text:p>Telephone</text:p>
          </table:table-cell>
          <table:table-cell table:style-name="cell-header" office:value-type="string">
            <text:p>Email</text:p>
          </table:table-cell>
        </table:table-row>
        <table:table-row table:style-name="row-default">
          <table:table-cell table:style-name="cell-default" office:value-type="string">
            <text:p>Invotra</text:p>
          </table:table-cell>
          <table:table-cell table:style-name="cell-default" office:value-type="string">
            <text:p>Enterprise Social Network</text:p>
          </table:table-cell>
          <table:table-cell table:style-name="cell-default" office:value-type="string">
            <text:p>Invotra's Enterprise Social Network offers world-class collaborative applications and tools. Invotra's ESN software brings together people directory, intranet and extranet capabilities and applications. It will drive better communications across your organisation. Invotra's Digital Workplace enables the evolution of your department.</text:p>
          </table:table-cell>
          <table:table-cell table:style-name="cell-default" office:value-type="string">
            <text:p>£1.22 to £1.75 per person per month</text:p>
          </table:table-cell>
          <table:table-cell table:style-name="cell-default" office:value-type="string">
            <text:p><text:a xlink:href="https://www.staging.marketplace.team/g-cloud/services/412003531551512" xlink:type="simple">https://www.staging.marketplace.team/g-cloud/services/412003531551512</text:a></text:p>
          </table:table-cell>
          <table:table-cell table:style-name="cell-default" office:value-type="string">
            <text:p>Supplier #586661 Contact</text:p>
          </table:table-cell>
          <table:table-cell table:style-name="cell-default" office:value-type="string">
            <text:p>555586661</text:p>
          </table:table-cell>
          <table:table-cell table:style-name="cell-default" office:value-type="string">
            <text:p>simulate-delivered@notifications.service.gov.uk</text:p>
          </table:table-cell>
        </table:table-row>
        <table:table-row table:style-name="row-default">
          <table:table-cell table:style-name="cell-default" office:value-type="string">
            <text:p>Invotra</text:p>
          </table:table-cell>
          <table:table-cell table:style-name="cell-default" office:value-type="string">
            <text:p>Collaboration</text:p>
          </table:table-cell>
          <table:table-cell table:style-name="cell-default" office:value-type="string">
            <text:p>Invotra has a full suite of Collaboration tools and applications for the modern enterprise and department. Invotra's collaboration software brings together people directory, intranet and extranet capabilities and social applications. It will drive better communications across your organisation. Invotra's Digital Workplace enables the evolution of your department.</text:p>
          </table:table-cell>
          <table:table-cell table:style-name="cell-default" office:value-type="string">
            <text:p>£1.22 to £1.75 per person per month</text:p>
          </table:table-cell>
          <table:table-cell table:style-name="cell-default" office:value-type="string">
            <text:p><text:a xlink:href="https://www.staging.marketplace.team/g-cloud/services/479338898888611" xlink:type="simple">https://www.staging.marketplace.team/g-cloud/services/479338898888611</text:a></text:p>
          </table:table-cell>
          <table:table-cell table:style-name="cell-default" office:value-type="string">
            <text:p>Supplier #586661 Contact</text:p>
          </table:table-cell>
          <table:table-cell table:style-name="cell-default" office:value-type="string">
            <text:p>555586661</text:p>
          </table:table-cell>
          <table:table-cell table:style-name="cell-default" office:value-type="string">
            <text:p>simulate-delivered@notifications.service.gov.uk</text:p>
          </table:table-cell>
        </table:table-row>
        <table:table-row table:style-name="row-default">
          <table:table-cell table:style-name="cell-default" office:value-type="string">
            <text:p>Invotra</text:p>
          </table:table-cell>
          <table:table-cell table:style-name="cell-default" office:value-type="string">
            <text:p>Extranet</text:p>
          </table:table-cell>
          <table:table-cell table:style-name="cell-default" office:value-type="string">
            <text:p>As part of the Invotra Intranet, Invotra Extranet allows for external users to access parts of your department's intranet or digital workplace with controlled access. Extranet users can access your Intranet via Invotra Groups or Site Sections.</text:p>
          </table:table-cell>
          <table:table-cell table:style-name="cell-default" office:value-type="string">
            <text:p>£1.22 to £1.75 per person per month</text:p>
          </table:table-cell>
          <table:table-cell table:style-name="cell-default" office:value-type="string">
            <text:p><text:a xlink:href="https://www.staging.marketplace.team/g-cloud/services/598238866691777" xlink:type="simple">https://www.staging.marketplace.team/g-cloud/services/598238866691777</text:a></text:p>
          </table:table-cell>
          <table:table-cell table:style-name="cell-default" office:value-type="string">
            <text:p>Supplier #586661 Contact</text:p>
          </table:table-cell>
          <table:table-cell table:style-name="cell-default" office:value-type="string">
            <text:p>555586661</text:p>
          </table:table-cell>
          <table:table-cell table:style-name="cell-default" office:value-type="string">
            <text:p>simulate-delivered@notifications.service.gov.uk</text:p>
          </table:table-cell>
        </table:table-row>
        <table:table-row table:style-name="row-default">
          <table:table-cell table:style-name="cell-default" office:value-type="string">
            <text:p>Invotra</text:p>
          </table:table-cell>
          <table:table-cell table:style-name="cell-default" office:value-type="string">
            <text:p>Digital Workplace</text:p>
          </table:table-cell>
          <table:table-cell table:style-name="cell-default" office:value-type="string">
            <text:p>Bringing together people directory, intranet and extranet capabilities and social collaboration applications, Invotra's Digital Workplace is a world-class enterprise productivity tool. It will drive better communications across your organisation.  Invotra's Digital Workplace enables the evolution of your department.</text:p>
          </table:table-cell>
          <table:table-cell table:style-name="cell-default" office:value-type="string">
            <text:p>£1.22 to £1.75 per person per month</text:p>
          </table:table-cell>
          <table:table-cell table:style-name="cell-default" office:value-type="string">
            <text:p><text:a xlink:href="https://www.staging.marketplace.team/g-cloud/services/675478124389303" xlink:type="simple">https://www.staging.marketplace.team/g-cloud/services/675478124389303</text:a></text:p>
          </table:table-cell>
          <table:table-cell table:style-name="cell-default" office:value-type="string">
            <text:p>Supplier #586661 Contact</text:p>
          </table:table-cell>
          <table:table-cell table:style-name="cell-default" office:value-type="string">
            <text:p>555586661</text:p>
          </table:table-cell>
          <table:table-cell table:style-name="cell-default" office:value-type="string">
            <text:p>simulate-delivered@notifications.service.gov.uk</text:p>
          </table:table-cell>
        </table:table-row>
        <table:table-row table:style-name="row-default">
          <table:table-cell table:style-name="cell-default" office:value-type="string">
            <text:p>Invotra</text:p>
          </table:table-cell>
          <table:table-cell table:style-name="cell-default" office:value-type="string">
            <text:p>Blogs</text:p>
          </table:table-cell>
          <table:table-cell table:style-name="cell-default" office:value-type="string">
            <text:p>Blogging capability is a key feature of all Invotra Cloud Software Services. Invotra Blogs allow for the "blogger role" to be assigned to everyone in your organisation, or a few people. Employees can follow Blogs and/or Blog authors easily, subscribing to their content.</text:p>
          </table:table-cell>
          <table:table-cell table:style-name="cell-default" office:value-type="string">
            <text:p>£1.22 to £1.75 per person per month</text:p>
          </table:table-cell>
          <table:table-cell table:style-name="cell-default" office:value-type="string">
            <text:p><text:a xlink:href="https://www.staging.marketplace.team/g-cloud/services/818538996428204" xlink:type="simple">https://www.staging.marketplace.team/g-cloud/services/818538996428204</text:a></text:p>
          </table:table-cell>
          <table:table-cell table:style-name="cell-default" office:value-type="string">
            <text:p>Supplier #586661 Contact</text:p>
          </table:table-cell>
          <table:table-cell table:style-name="cell-default" office:value-type="string">
            <text:p>555586661</text:p>
          </table:table-cell>
          <table:table-cell table:style-name="cell-default" office:value-type="string">
            <text:p>simulate-delivered@notifications.service.gov.uk</text:p>
          </table:table-cell>
        </table:table-row>
        <table:table-row table:style-name="row-default">
          <table:table-cell table:style-name="cell-default" office:value-type="string">
            <text:p>Kiktronik Limited</text:p>
          </table:table-cell>
          <table:table-cell table:style-name="cell-default" office:value-type="string">
            <text:p>Liferay Portal Development Hosting and Support</text:p>
          </table:table-cell>
          <table:table-cell table:style-name="cell-default" office:value-type="string">
            <text:p>Kiktronik Limited provides high available disaster readiness Liferay portal instances in the cloud. Our liferay services covers everything from: custom development, theme design and development, Liferay screens, functional testing, penetration and performance testing. We migrate your current environment to a cloud architecture which is cost effective and resilient.</text:p>
          </table:table-cell>
          <table:table-cell table:style-name="cell-default" office:value-type="string">
            <text:p>£10 to £20000 per licence</text:p>
          </table:table-cell>
          <table:table-cell table:style-name="cell-default" office:value-type="string">
            <text:p><text:a xlink:href="https://www.staging.marketplace.team/g-cloud/services/832653324247983" xlink:type="simple">https://www.staging.marketplace.team/g-cloud/services/832653324247983</text:a></text:p>
          </table:table-cell>
          <table:table-cell table:style-name="cell-default" office:value-type="string">
            <text:p>Supplier #705195 Contact</text:p>
          </table:table-cell>
          <table:table-cell table:style-name="cell-default" office:value-type="string">
            <text:p>555705195</text:p>
          </table:table-cell>
          <table:table-cell table:style-name="cell-default" office:value-type="string">
            <text:p>simulate-delivered@notifications.service.gov.uk</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xlink="http://www.w3.org/1999/xlink" xmlns:table="urn:oasis:names:tc:opendocument:xmlns:table:1.0" xmlns:manifest="urn:oasis:names:tc:opendocument:xmlns:manifest:1.0" office:version="1.2">
  <office:font-face-decls>
    <style:font-face style:name="Arial" svg:font-family="Arial"/>
  </office:font-face-decls>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svg="urn:oasis:names:tc:opendocument:xmlns:svg-compatible:1.0" xmlns:fo="urn:oasis:names:tc:opendocument:xmlns:xsl-fo-compatible:1.0" xmlns:xlink="http://www.w3.org/1999/xlink"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3.6</meta:generator>
  </office:meta>
</office:document-meta>
</file>